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4376a" officeooo:paragraph-rsid="0004376a" style:font-size-asian="11pt" style:font-size-complex="11pt"/>
    </style:style>
    <style:style style:name="P2" style:family="paragraph" style:parent-style-name="Standard">
      <style:text-properties fo:font-size="11pt" officeooo:rsid="0004376a" officeooo:paragraph-rsid="0005d5f3" style:font-size-asian="11pt" style:font-size-complex="11pt"/>
    </style:style>
    <style:style style:name="P3" style:family="paragraph" style:parent-style-name="Standard">
      <style:text-properties fo:font-size="11pt" officeooo:rsid="0005d5f3" officeooo:paragraph-rsid="0005d5f3" style:font-size-asian="11pt" style:font-size-complex="11pt"/>
    </style:style>
    <style:style style:name="T1" style:family="text">
      <style:text-properties officeooo:rsid="0005d5f3"/>
    </style:style>
    <style:style style:name="T2" style:family="text">
      <style:text-properties fo:font-size="11pt" officeooo:rsid="0004376a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k if the user wants weekly or monthly sales</text:p>
      <text:p text:style-name="P1">If (weekly)</text:p>
      <text:p text:style-name="P1"><text:tab/>for i = 1 to <text:span text:style-name="T1">5</text:span></text:p>
      <text:p text:style-name="P1"><text:tab/><text:tab/>switch (i)</text:p>
      <text:p text:style-name="P1"><text:tab/><text:tab/>case 1:</text:p>
      <text:p text:style-name="P1"><text:tab/><text:tab/><text:tab/>cout &lt;&lt; Enter sales for Monday</text:p>
      <text:p text:style-name="P1"><text:tab/><text:tab/>case 2:</text:p>
      <text:p text:style-name="P1"><text:tab/><text:tab/><text:tab/>cout &lt;&lt; Enter sales for Tuesday</text:p>
      <text:p text:style-name="P1"><text:tab/><text:tab/>case 3:</text:p>
      <text:p text:style-name="P1"><text:tab/><text:tab/><text:tab/>cout &lt;&lt; Enter sales for Wednesday</text:p>
      <text:p text:style-name="P1"><text:tab/><text:tab/>case 4:</text:p>
      <text:p text:style-name="P1"><text:tab/><text:tab/><text:tab/>cout &lt;&lt; Enter sales for Thursday</text:p>
      <text:p text:style-name="P1"><text:tab/><text:tab/>case 5:</text:p>
      <text:p text:style-name="P1"><text:tab/><text:tab/><text:tab/>cout &lt;&lt; Enter sales for Friday</text:p>
      <text:p text:style-name="P1"><text:tab/><text:tab/>default:</text:p>
      <text:p text:style-name="P1"><text:tab/><text:tab/><text:tab/>cout &lt;&lt; Error</text:p>
      <text:p text:style-name="P1"><text:tab/><text:tab/><text:tab/>return 1</text:p>
      <text:p text:style-name="P1"><text:tab/><text:tab/><text:span text:style-name="T1">while invalid input</text:span></text:p>
      <text:p text:style-name="P1"><text:tab/><text:tab/><text:tab/><text:span text:style-name="T1">Please try again</text:span></text:p>
      <text:p text:style-name="P1"><text:tab/><text:tab/><text:span text:style-name="T1">total += input</text:span></text:p>
      <text:p text:style-name="P1">else if (monthly)</text:p>
      <text:p text:style-name="P1"><text:tab/>for i = 1 to 12</text:p>
      <text:p text:style-name="P1"><text:tab/><text:tab/>switch (i)</text:p>
      <text:p text:style-name="P1"><text:tab/><text:tab/>case 1:</text:p>
      <text:p text:style-name="P1"><text:tab/><text:tab/><text:tab/>cout &lt;&lt; Enter sales for January</text:p>
      <text:p text:style-name="P1"><text:tab/><text:tab/>case 2:</text:p>
      <text:p text:style-name="P1"><text:tab/><text:tab/><text:tab/>cout &lt;&lt; Enter sales for February</text:p>
      <text:p text:style-name="P1"><text:tab/><text:tab/>case 3:</text:p>
      <text:p text:style-name="P1"><text:tab/><text:tab/><text:tab/>cout &lt;&lt; Enter sales for March</text:p>
      <text:p text:style-name="P1"><text:tab/><text:tab/>case 4:</text:p>
      <text:p text:style-name="P1"><text:tab/><text:tab/><text:tab/>cout &lt;&lt; Enter sales for April</text:p>
      <text:p text:style-name="P1"><text:tab/><text:tab/>case 5:</text:p>
      <text:p text:style-name="P1"><text:tab/><text:tab/><text:tab/>cout &lt;&lt; Enter sales for May</text:p>
      <text:p text:style-name="P1"><text:tab/><text:tab/>case 6:</text:p>
      <text:p text:style-name="P1"><text:tab/><text:tab/><text:tab/>cout &lt;&lt; Enter sales for June</text:p>
      <text:p text:style-name="P1"><text:tab/><text:tab/>case 7:</text:p>
      <text:p text:style-name="P1"><text:tab/><text:tab/><text:tab/>cout &lt;&lt; Enter sales for July</text:p>
      <text:p text:style-name="P1"><text:tab/><text:tab/>case 8:</text:p>
      <text:p text:style-name="P1"><text:tab/><text:tab/><text:tab/>cout &lt;&lt; Enter sales for August</text:p>
      <text:p text:style-name="P1"><text:tab/><text:tab/>case 9:</text:p>
      <text:p text:style-name="P1"><text:tab/><text:tab/><text:tab/>cout &lt;&lt; Enter sales for September</text:p>
      <text:p text:style-name="P1"><text:tab/><text:tab/>case 10:</text:p>
      <text:p text:style-name="P1"><text:tab/><text:tab/><text:tab/>cout &lt;&lt; Enter sales for October</text:p>
      <text:p text:style-name="P1"><text:tab/><text:tab/>case 11:</text:p>
      <text:p text:style-name="P1"><text:tab/><text:tab/><text:tab/>cout &lt;&lt; Enter sales for November</text:p>
      <text:p text:style-name="P1"><text:tab/><text:tab/>case 12:</text:p>
      <text:p text:style-name="P1"><text:tab/><text:tab/><text:tab/>cout &lt;&lt; Enter sales for December</text:p>
      <text:p text:style-name="P1"><text:tab/><text:tab/>default:</text:p>
      <text:p text:style-name="P1"><text:tab/><text:tab/><text:tab/>cout &lt;&lt; Error</text:p>
      <text:p text:style-name="P2"><text:tab/><text:tab/><text:tab/>return 1</text:p>
      <text:p text:style-name="P2"><text:tab/><text:tab/><text:span text:style-name="T1">while invalid input</text:span></text:p>
      <text:p text:style-name="P2"><text:tab/><text:tab/><text:tab/><text:span text:style-name="T1">Please try again</text:span></text:p>
      <text:p text:style-name="P2"><text:tab/><text:tab/><text:span text:style-name="T1">total += input</text:span></text:p>
      <text:p text:style-name="P3">else</text:p>
      <text:p text:style-name="P3"><text:tab/>resta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iel Morgret</meta:initial-creator>
    <meta:creation-date>2020-02-13T10:08:33.388538061</meta:creation-date>
    <dc:date>2020-02-13T10:31:08.788613162</dc:date>
    <dc:creator>Nathaniel Morgret</dc:creator>
    <meta:editing-duration>PT7M5S</meta:editing-duration>
    <meta:editing-cycles>1</meta:editing-cycles>
    <meta:generator>LibreOffice/4.3.7.2$Linux_X86_64 LibreOffice_project/430$Build-2</meta:generator>
    <meta:document-statistic meta:table-count="0" meta:image-count="0" meta:object-count="0" meta:page-count="1" meta:paragraph-count="55" meta:word-count="198" meta:character-count="1051" meta:non-whitespace-character-count="786"/>
  </office:meta>
</office:document-meta>
</file>